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19" draw:fill="solid" draw:fill-color="#80801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2cm" svg:height="1.443cm" svg:x="8.569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59cm" svg:height="2.043cm" svg:x="8.456cm" svg:y="8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949cm" svg:height="1.218cm" svg:x="8.892cm" svg:y="10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2:19:57</meta:creation-date>
    <dc:date>2013-05-15T19:19:23</dc:date>
    <dc:creator>Lauren Scott</dc:creator>
    <meta:editing-duration>PT17S</meta:editing-duration>
    <meta:editing-cycles>2</meta:editing-cycles>
    <meta:generator>OpenOffice.org/3.3$Unix OpenOffice.org_project/330m20$Build-9567</meta:generator>
    <meta:document-statistic meta:object-count="3"/>
  </office:meta>
</office:document-meta>
</file>